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849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1.5134in" fo:break-before="auto" style:use-optimal-row-height="true"/>
    </style:style>
    <style:style style:name="ro7" style:family="table-row">
      <style:table-row-properties style:row-height="1.3472in" fo:break-before="auto" style:use-optimal-row-height="true"/>
    </style:style>
    <style:style style:name="ro8" style:family="table-row">
      <style:table-row-properties style:row-height="1.0154in" fo:break-before="auto" style:use-optimal-row-height="true"/>
    </style:style>
    <style:style style:name="ro9" style:family="table-row">
      <style:table-row-properties style:row-height="1.8445in" fo:break-before="auto" style:use-optimal-row-height="true"/>
    </style:style>
    <style:style style:name="ro10" style:family="table-row">
      <style:table-row-properties style:row-height="1.1811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use-regular-expression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3"/>
        <table:table-row table:style-name="ro1">
          <table:table-cell office:value-type="float" office:value="1">
            <text:p>1</text:p>
          </table:table-cell>
          <table:table-cell office:value-type="string">
            <text:p>JOHOR </text:p>
          </table:table-cell>
          <table:table-cell office:value-type="string">
            <text:p>Kota Tinggi, Mersing, Johor Bahru </text:p>
          </table:table-cell>
          <table:table-cell office:value-type="string">
            <text:p>jhr02 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HOR </text:p>
          </table:table-cell>
          <table:table-cell office:value-type="string">
            <text:p>Batu Pahat, Muar, Segamat, Gemas </text:p>
          </table:table-cell>
          <table:table-cell office:value-type="string">
            <text:p>jhr04 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JOHOR </text:p>
          </table:table-cell>
          <table:table-cell office:value-type="string">
            <text:p>Kluang dan Pontian </text:p>
          </table:table-cell>
          <table:table-cell office:value-type="string">
            <text:p>jhr03 </text:p>
          </table:table-cell>
        </table:table-row>
        <table:table-row table:style-name="ro4">
          <table:table-cell office:value-type="float" office:value="4">
            <text:p>4</text:p>
          </table:table-cell>
          <table:table-cell office:value-type="string">
            <text:p>JOHOR </text:p>
          </table:table-cell>
          <table:table-cell office:value-type="string">
            <text:p>Pulau Aur dan Pemanggil </text:p>
          </table:table-cell>
          <table:table-cell office:value-type="string">
            <text:p>jhr01 </text:p>
          </table:table-cell>
        </table:table-row>
        <table:table-row table:style-name="ro4">
          <table:table-cell office:value-type="float" office:value="5">
            <text:p>5</text:p>
          </table:table-cell>
          <table:table-cell office:value-type="string">
            <text:p>KEDAH </text:p>
          </table:table-cell>
          <table:table-cell office:value-type="string">
            <text:p>Puncak Gunung Jerai </text:p>
          </table:table-cell>
          <table:table-cell office:value-type="string">
            <text:p>kdh06 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KEDAH </text:p>
          </table:table-cell>
          <table:table-cell office:value-type="string">
            <text:p>Kota Setar, Kubang Pasu, Pokok Sena </text:p>
          </table:table-cell>
          <table:table-cell office:value-type="string">
            <text:p>kdh01 </text:p>
          </table:table-cell>
        </table:table-row>
        <table:table-row table:style-name="ro5">
          <table:table-cell office:value-type="float" office:value="7">
            <text:p>7</text:p>
          </table:table-cell>
          <table:table-cell office:value-type="string">
            <text:p>KEDAH </text:p>
          </table:table-cell>
          <table:table-cell office:value-type="string">
            <text:p>Langkawi </text:p>
          </table:table-cell>
          <table:table-cell office:value-type="string">
            <text:p>kdh05 </text:p>
          </table:table-cell>
        </table:table-row>
        <table:table-row table:style-name="ro4">
          <table:table-cell office:value-type="float" office:value="8">
            <text:p>8</text:p>
          </table:table-cell>
          <table:table-cell office:value-type="string">
            <text:p>KEDAH </text:p>
          </table:table-cell>
          <table:table-cell office:value-type="string">
            <text:p>Pendang, Kuala Muda, Yan </text:p>
          </table:table-cell>
          <table:table-cell office:value-type="string">
            <text:p>kdh02 </text:p>
          </table:table-cell>
        </table:table-row>
        <table:table-row table:style-name="ro4">
          <table:table-cell office:value-type="float" office:value="9">
            <text:p>9</text:p>
          </table:table-cell>
          <table:table-cell office:value-type="string">
            <text:p>KEDAH </text:p>
          </table:table-cell>
          <table:table-cell office:value-type="string">
            <text:p>Padang Terap, Sik, Baling </text:p>
          </table:table-cell>
          <table:table-cell office:value-type="string">
            <text:p>kdh03 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KEDAH </text:p>
          </table:table-cell>
          <table:table-cell office:value-type="string">
            <text:p>Kulim, Bandar Baharu </text:p>
          </table:table-cell>
          <table:table-cell office:value-type="string">
            <text:p>kdh0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KELANTAN </text:p>
          </table:table-cell>
          <table:table-cell office:value-type="string">
            <text:p>Jeli, Gua Musang (Mukim Galas, Bertam) </text:p>
          </table:table-cell>
          <table:table-cell office:value-type="string">
            <text:p>ktn03 </text:p>
          </table:table-cell>
        </table:table-row>
        <table:table-row table:style-name="ro6">
          <table:table-cell office:value-type="float" office:value="12">
            <text:p>12</text:p>
          </table:table-cell>
          <table:table-cell office:value-type="string">
            <text:p>KELANTAN </text:p>
          </table:table-cell>
          <table:table-cell office:value-type="string">
            <text:p>K.Bharu,Bachok,Pasir Puteh,Tumpat,Pasir Mas,Tnh. Merah,Machang,Kuala Krai,Mukim Chiku </text:p>
          </table:table-cell>
          <table:table-cell office:value-type="string">
            <text:p>ktn01 </text:p>
          </table:table-cell>
        </table:table-row>
        <table:table-row table:style-name="ro7">
          <table:table-cell office:value-type="float" office:value="13">
            <text:p>13</text:p>
          </table:table-cell>
          <table:table-cell office:value-type="string">
            <text:p>MELAKA </text:p>
          </table:table-cell>
          <table:table-cell office:value-type="string">
            <text:p>Bandar Melaka, Alor Gajah, Jasin, Masjid Tanah, Merlimau, Nyalas </text:p>
          </table:table-cell>
          <table:table-cell office:value-type="string">
            <text:p>mlk01 </text:p>
          </table:table-cell>
        </table:table-row>
        <table:table-row table:style-name="ro8">
          <table:table-cell office:value-type="float" office:value="14">
            <text:p>14</text:p>
          </table:table-cell>
          <table:table-cell office:value-type="string">
            <text:p>NEGERI SEMBILAN </text:p>
          </table:table-cell>
          <table:table-cell office:value-type="string">
            <text:p>Port Dickson, Seremban, Kuala Pilah, Jelebu, Rembau </text:p>
          </table:table-cell>
          <table:table-cell office:value-type="string">
            <text:p>ngs02 </text:p>
          </table:table-cell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NEGERI SEMBILAN </text:p>
          </table:table-cell>
          <table:table-cell office:value-type="string">
            <text:p>Jempol, Tampin </text:p>
          </table:table-cell>
          <table:table-cell office:value-type="string">
            <text:p>ngs01 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PAHANG </text:p>
          </table:table-cell>
          <table:table-cell office:value-type="string">
            <text:p>Genting Sempah, Janda Baik, Bukit Tinggi </text:p>
          </table:table-cell>
          <table:table-cell office:value-type="string">
            <text:p>phg05 </text:p>
          </table:table-cell>
        </table:table-row>
        <table:table-row table:style-name="ro4">
          <table:table-cell office:value-type="float" office:value="17">
            <text:p>17</text:p>
          </table:table-cell>
          <table:table-cell office:value-type="string">
            <text:p>PAHANG </text:p>
          </table:table-cell>
          <table:table-cell office:value-type="string">
            <text:p>Bentong, Raub, Kuala Lipis </text:p>
          </table:table-cell>
          <table:table-cell office:value-type="string">
            <text:p>phg04 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PAHANG </text:p>
          </table:table-cell>
          <table:table-cell office:value-type="string">
            <text:p>Maran, Chenor, Temerloh, Bera, Jerantut </text:p>
          </table:table-cell>
          <table:table-cell office:value-type="string">
            <text:p>phg03 </text:p>
          </table:table-cell>
        </table:table-row>
        <table:table-row table:style-name="ro8">
          <table:table-cell office:value-type="float" office:value="19">
            <text:p>19</text:p>
          </table:table-cell>
          <table:table-cell office:value-type="string">
            <text:p>PAHANG </text:p>
          </table:table-cell>
          <table:table-cell office:value-type="string">
            <text:p>Bukit Fraser, Genting Higlands, Cameron Higlands </text:p>
          </table:table-cell>
          <table:table-cell office:value-type="string">
            <text:p>phg06 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PAHANG </text:p>
          </table:table-cell>
          <table:table-cell office:value-type="string">
            <text:p>Kuantan, Pekan, Rompin, Muadzam Shah </text:p>
          </table:table-cell>
          <table:table-cell office:value-type="string">
            <text:p>phg02</text:p>
          </table:table-cell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PAHANG </text:p>
          </table:table-cell>
          <table:table-cell office:value-type="string">
            <text:p>Pulau Tioman </text:p>
          </table:table-cell>
          <table:table-cell office:value-type="string">
            <text:p>phg01 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PERAK </text:p>
          </table:table-cell>
          <table:table-cell office:value-type="string">
            <text:p>Bukit Larut </text:p>
          </table:table-cell>
          <table:table-cell office:value-type="string">
            <text:p>prk07 </text:p>
          </table:table-cell>
        </table:table-row>
        <table:table-row table:style-name="ro8">
          <table:table-cell office:value-type="float" office:value="23">
            <text:p>23</text:p>
          </table:table-cell>
          <table:table-cell office:value-type="string">
            <text:p>PERAK </text:p>
          </table:table-cell>
          <table:table-cell office:value-type="string">
            <text:p>Ipoh, Batu Gajah, Kampar, Sg. Siput dan Kuala Kangsar </text:p>
          </table:table-cell>
          <table:table-cell office:value-type="string">
            <text:p>prk02 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PERAK </text:p>
          </table:table-cell>
          <table:table-cell office:value-type="string">
            <text:p>Tapah,Slim River dan Tanjung Malim </text:p>
          </table:table-cell>
          <table:table-cell office:value-type="string">
            <text:p>prk01 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PERAK </text:p>
          </table:table-cell>
          <table:table-cell office:value-type="string">
            <text:p>Pengkalan Hulu, Grik dan Lenggong </text:p>
          </table:table-cell>
          <table:table-cell office:value-type="string">
            <text:p>prk03 </text:p>
          </table:table-cell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PERAK </text:p>
          </table:table-cell>
          <table:table-cell office:value-type="string">
            <text:p>Temengor dan Belum </text:p>
          </table:table-cell>
          <table:table-cell office:value-type="string">
            <text:p>prk04 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PERAK </text:p>
          </table:table-cell>
          <table:table-cell office:value-type="string">
            <text:p>Teluk Intan, Bagan Datoh, Kg.Gajah,Sri Iskandar, Beruas,Parit,Lumut,Setiawan dan Pulau Pangkor </text:p>
          </table:table-cell>
          <table:table-cell office:value-type="string">
            <text:p>prk05 </text:p>
          </table:table-cell>
        </table:table-row>
        <table:table-row table:style-name="ro8">
          <table:table-cell office:value-type="float" office:value="28">
            <text:p>28</text:p>
          </table:table-cell>
          <table:table-cell office:value-type="string">
            <text:p>PERAK </text:p>
          </table:table-cell>
          <table:table-cell office:value-type="string">
            <text:p>Selama, Taiping, Bagan Serai dan Parit Buntar </text:p>
          </table:table-cell>
          <table:table-cell office:value-type="string">
            <text:p>prk06 </text:p>
          </table:table-cell>
        </table:table-row>
        <table:table-row table:style-name="ro4">
          <table:table-cell office:value-type="float" office:value="29">
            <text:p>29</text:p>
          </table:table-cell>
          <table:table-cell office:value-type="string">
            <text:p>PERLIS </text:p>
          </table:table-cell>
          <table:table-cell office:value-type="string">
            <text:p>Kangar, Padang Besar, Arau </text:p>
          </table:table-cell>
          <table:table-cell office:value-type="string">
            <text:p>pls01 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ULAU PINANG </text:p>
          </table:table-cell>
          <table:table-cell office:value-type="string">
            <text:p>Seluruh Negeri Pulau Pinang </text:p>
          </table:table-cell>
          <table:table-cell office:value-type="string">
            <text:p>png01</text:p>
          </table:table-cell>
        </table:table-row>
        <table:table-row table:style-name="ro6">
          <table:table-cell office:value-type="float" office:value="31">
            <text:p>31</text:p>
          </table:table-cell>
          <table:table-cell office:value-type="string">
            <text:p>SABAH </text:p>
          </table:table-cell>
          <table:table-cell office:value-type="string">
            <text:p>Zon 9 - Sipitang, Membakut, Beaufort, Kuala Penyu, Weston, Tenom, Long Pa Sia </text:p>
          </table:table-cell>
          <table:table-cell office:value-type="string">
            <text:p>sbh09 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SABAH </text:p>
          </table:table-cell>
          <table:table-cell office:value-type="string">
            <text:p>Zon 8 - Pensiangan, Keningau, Tambunan, Nabawan </text:p>
          </table:table-cell>
          <table:table-cell office:value-type="string">
            <text:p>sbh08 </text:p>
          </table:table-cell>
        </table:table-row>
        <table:table-row table:style-name="ro7">
          <table:table-cell office:value-type="float" office:value="33">
            <text:p>33</text:p>
          </table:table-cell>
          <table:table-cell office:value-type="string">
            <text:p>SABAH </text:p>
          </table:table-cell>
          <table:table-cell office:value-type="string">
            <text:p>Zon 7 - Papar, Ranau, Kota Belud, Tuaran, Penampang, Kota Kinabalu </text:p>
          </table:table-cell>
          <table:table-cell office:value-type="string">
            <text:p>sbh07 </text:p>
          </table:table-cell>
        </table:table-row>
        <table:table-row table:style-name="ro4">
          <table:table-cell office:value-type="float" office:value="34">
            <text:p>34</text:p>
          </table:table-cell>
          <table:table-cell office:value-type="string">
            <text:p>SABAH </text:p>
          </table:table-cell>
          <table:table-cell office:value-type="string">
            <text:p>Zon 6 - Gunung Kinabalu </text:p>
          </table:table-cell>
          <table:table-cell office:value-type="string">
            <text:p>sbh06 </text:p>
          </table:table-cell>
        </table:table-row>
        <table:table-row table:style-name="ro8">
          <table:table-cell office:value-type="float" office:value="35">
            <text:p>35</text:p>
          </table:table-cell>
          <table:table-cell office:value-type="string">
            <text:p>SABAH </text:p>
          </table:table-cell>
          <table:table-cell office:value-type="string">
            <text:p>Zon 5 - Kudat, Kota Marudu, Pitas, Pulau Banggi </text:p>
          </table:table-cell>
          <table:table-cell office:value-type="string">
            <text:p>sbh05 </text:p>
          </table:table-cell>
        </table:table-row>
        <table:table-row table:style-name="ro7">
          <table:table-cell office:value-type="float" office:value="36">
            <text:p>36</text:p>
          </table:table-cell>
          <table:table-cell office:value-type="string">
            <text:p>SABAH </text:p>
          </table:table-cell>
          <table:table-cell office:value-type="string">
            <text:p>Zon 3 - Lahad Datu, Kunak, Silabukan, Tungku, Sahabat, Semporna </text:p>
          </table:table-cell>
          <table:table-cell office:value-type="string">
            <text:p>sbh03 </text:p>
          </table:table-cell>
        </table:table-row>
        <table:table-row table:style-name="ro8">
          <table:table-cell office:value-type="float" office:value="37">
            <text:p>37</text:p>
          </table:table-cell>
          <table:table-cell office:value-type="string">
            <text:p>SABAH </text:p>
          </table:table-cell>
          <table:table-cell office:value-type="string">
            <text:p>Zon 2 - Pinangah, Terusan, Beluran, Kuamut, Telupit </text:p>
          </table:table-cell>
          <table:table-cell office:value-type="string">
            <text:p>sbh02 </text:p>
          </table:table-cell>
        </table:table-row>
        <table:table-row table:style-name="ro7">
          <table:table-cell office:value-type="float" office:value="38">
            <text:p>38</text:p>
          </table:table-cell>
          <table:table-cell office:value-type="string">
            <text:p>SABAH </text:p>
          </table:table-cell>
          <table:table-cell office:value-type="string">
            <text:p>Zon 1 - Sandakan, Bdr. Bkt. Garam, Semawang, Temanggong, Tambisan </text:p>
          </table:table-cell>
          <table:table-cell office:value-type="string">
            <text:p>sbh01 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SABAH </text:p>
          </table:table-cell>
          <table:table-cell office:value-type="string">
            <text:p>Zon 4 - Tawau, Balong, Merotai, Kalabakan </text:p>
          </table:table-cell>
          <table:table-cell office:value-type="string">
            <text:p>sbh04 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SARAWAK </text:p>
          </table:table-cell>
          <table:table-cell office:value-type="string">
            <text:p>Zon 1 - Limbang, Sundar, Terusan, Lawas </text:p>
          </table:table-cell>
          <table:table-cell office:value-type="string">
            <text:p>swk0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SARAWAK </text:p>
          </table:table-cell>
          <table:table-cell office:value-type="string">
            <text:p>Zon 8 - Kuching, Bau, Lundu,Sematan </text:p>
          </table:table-cell>
          <table:table-cell office:value-type="string">
            <text:p>swk08 </text:p>
          </table:table-cell>
        </table:table-row>
        <table:table-row table:style-name="ro8">
          <table:table-cell office:value-type="float" office:value="42">
            <text:p>42</text:p>
          </table:table-cell>
          <table:table-cell office:value-type="string">
            <text:p>SARAWAK </text:p>
          </table:table-cell>
          <table:table-cell office:value-type="string">
            <text:p>Zon 7 - Samarahan, Simunjan, Serian, Sebuyau, Meludam </text:p>
          </table:table-cell>
          <table:table-cell office:value-type="string">
            <text:p>swk07 </text:p>
          </table:table-cell>
        </table:table-row>
        <table:table-row table:style-name="ro9">
          <table:table-cell office:value-type="float" office:value="43">
            <text:p>43</text:p>
          </table:table-cell>
          <table:table-cell office:value-type="string">
            <text:p>SARAWAK </text:p>
          </table:table-cell>
          <table:table-cell office:value-type="string">
            <text:p>Zon 6 - Kabong, Lingga, Sri Aman, Engkelili, Betong, Spaoh, Pusa, Saratok, Roban, Debak </text:p>
          </table:table-cell>
          <table:table-cell office:value-type="string">
            <text:p>swk06 </text:p>
          </table:table-cell>
        </table:table-row>
        <table:table-row table:style-name="ro7">
          <table:table-cell office:value-type="float" office:value="44">
            <text:p>44</text:p>
          </table:table-cell>
          <table:table-cell office:value-type="string">
            <text:p>SARAWAK </text:p>
          </table:table-cell>
          <table:table-cell office:value-type="string">
            <text:p>Zon 5 - Belawai, Matu, Daro, Sarikei, Julau, Bitangor, Rajang </text:p>
          </table:table-cell>
          <table:table-cell office:value-type="string">
            <text:p>swk05 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SARAWAK </text:p>
          </table:table-cell>
          <table:table-cell office:value-type="string">
            <text:p>Zon 4 - Igan, Kanowit, Sibu, Dalat, Oya </text:p>
          </table:table-cell>
          <table:table-cell office:value-type="string">
            <text:p>swk04 </text:p>
          </table:table-cell>
        </table:table-row>
        <table:table-row table:style-name="ro10">
          <table:table-cell office:value-type="float" office:value="46">
            <text:p>46</text:p>
          </table:table-cell>
          <table:table-cell office:value-type="string">
            <text:p>SARAWAK </text:p>
          </table:table-cell>
          <table:table-cell office:value-type="string">
            <text:p>Zon 3 - Song, Belingan, Sebauh, Bintulu, Tatau, Kapit </text:p>
          </table:table-cell>
          <table:table-cell office:value-type="string">
            <text:p>swk03 </text:p>
          </table:table-cell>
        </table:table-row>
        <table:table-row table:style-name="ro8">
          <table:table-cell office:value-type="float" office:value="47">
            <text:p>47</text:p>
          </table:table-cell>
          <table:table-cell office:value-type="string">
            <text:p>SARAWAK </text:p>
          </table:table-cell>
          <table:table-cell office:value-type="string">
            <text:p>Zon 2 - Niah, Belaga, Sibuti, Miri, Bekenu, Marudi </text:p>
          </table:table-cell>
          <table:table-cell office:value-type="string">
            <text:p>swk02 </text:p>
          </table:table-cell>
        </table:table-row>
        <table:table-row table:style-name="ro8">
          <table:table-cell office:value-type="float" office:value="48">
            <text:p>48</text:p>
          </table:table-cell>
          <table:table-cell office:value-type="string">
            <text:p>SELANGOR DAN WILAYAH PERSEKUTUAN </text:p>
          </table:table-cell>
          <table:table-cell office:value-type="string">
            <text:p>Gombak,H.Selangor,Rawang,H.Langat,Sepang,Petaling,S.Alam </text:p>
          </table:table-cell>
          <table:table-cell office:value-type="string">
            <text:p>sgr01 </text:p>
          </table:table-cell>
        </table:table-row>
        <table:table-row table:style-name="ro10">
          <table:table-cell office:value-type="float" office:value="49">
            <text:p>49</text:p>
          </table:table-cell>
          <table:table-cell office:value-type="string">
            <text:p>SELANGOR DAN WILAYAH PERSEKUTUAN </text:p>
          </table:table-cell>
          <table:table-cell office:value-type="string">
            <text:p>Sabak Bernam, Kuala Selangor, Klang, Kuala Langat </text:p>
          </table:table-cell>
          <table:table-cell office:value-type="string">
            <text:p>sgr02 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SELANGOR DAN WILAYAH PERSEKUTUAN </text:p>
          </table:table-cell>
          <table:table-cell office:value-type="string">
            <text:p>Kuala Lumpur </text:p>
          </table:table-cell>
          <table:table-cell office:value-type="string">
            <text:p>sgr0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SELANGOR DAN WILAYAH PERSEKUTUAN </text:p>
          </table:table-cell>
          <table:table-cell office:value-type="string">
            <text:p>Putrajaya </text:p>
          </table:table-cell>
          <table:table-cell office:value-type="string">
            <text:p>sgr04 </text:p>
          </table:table-cell>
        </table:table-row>
        <table:table-row table:style-name="ro4">
          <table:table-cell office:value-type="float" office:value="52">
            <text:p>52</text:p>
          </table:table-cell>
          <table:table-cell office:value-type="string">
            <text:p>TERENGGANU </text:p>
          </table:table-cell>
          <table:table-cell office:value-type="string">
            <text:p>Kuala Terengganu, Marang </text:p>
          </table:table-cell>
          <table:table-cell office:value-type="string">
            <text:p>trg01 </text:p>
          </table:table-cell>
        </table:table-row>
        <table:table-row table:style-name="ro3">
          <table:table-cell office:value-type="float" office:value="53">
            <text:p>53</text:p>
          </table:table-cell>
          <table:table-cell office:value-type="string">
            <text:p>TERENGGANU </text:p>
          </table:table-cell>
          <table:table-cell office:value-type="string">
            <text:p>Kemaman Dungun </text:p>
          </table:table-cell>
          <table:table-cell office:value-type="string">
            <text:p>trg04 </text:p>
          </table:table-cell>
        </table:table-row>
        <table:table-row table:style-name="ro4">
          <table:table-cell office:value-type="float" office:value="54">
            <text:p>54</text:p>
          </table:table-cell>
          <table:table-cell office:value-type="string">
            <text:p>TERENGGANU </text:p>
          </table:table-cell>
          <table:table-cell office:value-type="string">
            <text:p>Hulu Terengganu </text:p>
          </table:table-cell>
          <table:table-cell office:value-type="string">
            <text:p>trg03 </text:p>
          </table:table-cell>
        </table:table-row>
        <table:table-row table:style-name="ro3">
          <table:table-cell office:value-type="float" office:value="55">
            <text:p>55</text:p>
          </table:table-cell>
          <table:table-cell office:value-type="string">
            <text:p>TERENGGANU </text:p>
          </table:table-cell>
          <table:table-cell office:value-type="string">
            <text:p>Besut, Setiu </text:p>
          </table:table-cell>
          <table:table-cell office:value-type="string">
            <text:p>trg02 </text:p>
          </table:table-cell>
        </table:table-row>
        <table:table-row table:style-name="ro4">
          <table:table-cell office:value-type="float" office:value="56">
            <text:p>56</text:p>
          </table:table-cell>
          <table:table-cell office:value-type="string">
            <text:p>WILAYAH PERSEKUTUAN LABUAN </text:p>
          </table:table-cell>
          <table:table-cell office:value-type="string">
            <text:p>Labuan </text:p>
          </table:table-cell>
          <table:table-cell office:value-type="string">
            <text:p>wly02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2P0"/>
    </number:currency-style>
    <style:style style:name="Default" style:family="table-cell">
      <style:text-properties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3">06/13/2011</text:date>, <text:time>20:57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3T20:55:24</meta:creation-date>
    <dc:date>2011-06-13T20:57:07</dc:date>
    <meta:editing-duration>PT1M44S</meta:editing-duration>
    <meta:editing-cycles>1</meta:editing-cycles>
    <meta:document-statistic meta:table-count="3" meta:cell-count="224" meta:object-count="0"/>
    <meta:generator>LibreOffice/3.4$Unix LibreOffice_project/340m1$Build-12</meta:generator>
  </office:meta>
</office:document-meta>
</file>